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3a8" officeooo:paragraph-rsid="000113a8"/>
    </style:style>
    <style:style style:name="P2" style:family="paragraph" style:parent-style-name="Standard" style:list-style-name="L1">
      <style:text-properties fo:font-weight="bold" officeooo:rsid="000113a8" officeooo:paragraph-rsid="000113a8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officeooo:rsid="000113a8" officeooo:paragraph-rsid="000113a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13a8" officeooo:paragraph-rsid="000113a8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27995" officeooo:paragraph-rsid="00027995" style:font-weight-asian="bold" style:font-weight-complex="bold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fo:font-weight="bold" officeooo:rsid="00027995" officeooo:paragraph-rsid="00027995" style:font-weight-asian="bold" style:font-weight-complex="bold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fo:font-weight="bold" officeooo:rsid="0002c9c2" officeooo:paragraph-rsid="0002c9c2" style:font-weight-asian="bold" style:font-weight-complex="bold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fo:font-weight="bold" officeooo:rsid="0005f421" officeooo:paragraph-rsid="0005f421" style:font-weight-asian="bold" style:font-weight-complex="bold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fo:font-weight="bold" officeooo:rsid="0006a466" officeooo:paragraph-rsid="0006a466" style:font-weight-asian="bold" style:font-weight-complex="bold"/>
    </style:style>
    <style:style style:name="P10" style:family="paragraph" style:parent-style-name="Standard" style:list-style-name="L2">
      <style:text-properties style:text-underline-style="solid" style:text-underline-width="auto" style:text-underline-color="font-color" fo:font-weight="bold" officeooo:rsid="0007e552" officeooo:paragraph-rsid="0007e552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7e552" officeooo:paragraph-rsid="0007e552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9260" officeooo:paragraph-rsid="00089260" style:font-weight-asian="bold" style:font-weight-complex="bold"/>
    </style:style>
    <style:style style:name="P13" style:family="paragraph" style:parent-style-name="Standard" style:list-style-name="L3">
      <style:text-properties style:text-underline-style="solid" style:text-underline-width="auto" style:text-underline-color="font-color" fo:font-weight="bold" officeooo:rsid="00089260" officeooo:paragraph-rsid="00089260" style:font-weight-asian="bold" style:font-weight-complex="bold"/>
    </style:style>
    <style:style style:name="P14" style:family="paragraph" style:parent-style-name="Standard" style:list-style-name="L1">
      <style:text-properties fo:font-style="italic" fo:font-weight="bold" officeooo:rsid="0002458a" officeooo:paragraph-rsid="0002458a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6a466" style:font-weight-asian="normal" style:font-weight-complex="normal"/>
    </style:style>
    <style:style style:name="T5" style:family="text">
      <style:text-properties style:text-underline-style="none" fo:font-weight="normal" officeooo:rsid="000a85a6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ce181e" style:text-underline-style="none" fo:font-weight="normal" officeooo:rsid="000434f7" style:font-weight-asian="normal" style:font-weight-complex="normal"/>
    </style:style>
    <style:style style:name="T11" style:family="text">
      <style:text-properties fo:color="#ce181e" style:text-underline-style="none" fo:font-weight="normal" officeooo:rsid="0006cc3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alidades de despacho de importação:</text:p>
      <text:list xml:id="list688577538" text:style-name="L1">
        <text:list-item>
          <text:p text:style-name="P2">despacho para consumo<text:span text:style-name="T1">:</text:span></text:p>
          <text:list>
            <text:list-item>
              <text:p text:style-name="P2"><text:span text:style-name="T1">aplicável às mercadorias nacionalizadas (entrada a título definitivo);</text:span></text:p>
            </text:list-item>
            <text:list-item>
              <text:p text:style-name="P14"><text:span text:style-name="T1">drawback</text:span><text:span text:style-name="T7">;</text:span></text:p>
            </text:list-item>
            <text:list-item>
              <text:p text:style-name="P14"><text:span text:style-name="T7">mercadorias que entram na ZFM, Amazônia Ocidental e ALCs </text:span><text:span text:style-name="T8">sem isenção</text:span><text:span text:style-name="T9"> (AMAFuBeb);</text:span></text:p>
            </text:list-item>
            <text:list-item>
              <text:p text:style-name="P14"><text:span text:style-name="T9">RPI e bagagem de viajantes a que se aplica regime de importação </text:span><text:span text:style-name="T8">comum</text:span><text:span text:style-name="T9">;</text:span></text:p>
            </text:list-item>
          </text:list>
        </text:list-item>
        <text:list-item>
          <text:p text:style-name="P2">despacho para admissão<text:span text:style-name="T1">:</text:span></text:p>
          <text:list>
            <text:list-item>
              <text:p text:style-name="P2"><text:span text:style-name="T1">aplicável aos regimes aduaneiros especiais (exceto </text:span><text:span text:style-name="T6">drawback</text:span><text:span text:style-name="T7">!);</text:span></text:p>
            </text:list-item>
          </text:list>
        </text:list-item>
        <text:list-item>
          <text:p text:style-name="P2">despacho de internação<text:span text:style-name="T1">:</text:span></text:p>
          <text:list>
            <text:list-item>
              <text:p text:style-name="P2"><text:span text:style-name="T1">ZFM para outro ponto do território nacional;</text:span></text:p>
            </text:list-item>
            <text:list-item>
              <text:p text:style-name="P3"><text:span text:style-name="T1">literalidade</text:span><text:span text:style-name="T3"> da IN RFB 680 </text:span><text:span text:style-name="T2">não</text:span><text:span text:style-name="T3"> considera o despacho de internação como uma modalidade de despacho de importação. Pela literalidade da IN, existem apenas dois: despacho para consumo e despacho para admissão.</text:span></text:p>
            </text:list-item>
          </text:list>
        </text:list-item>
      </text:list>
      <text:p text:style-name="P4"><text:span text:style-name="T3"/></text:p>
      <text:p text:style-name="P5"><text:span text:style-name="T2">DI</text:span><text:span text:style-name="T3">:</text:span></text:p>
      <text:list xml:id="list1667780131" text:style-name="L2">
        <text:list-item>
          <text:p text:style-name="P6"><text:span text:style-name="T3">base para despacho de importação;</text:span></text:p>
        </text:list-item>
        <text:list-item>
          <text:p text:style-name="P6"><text:span text:style-name="T3">deve conter:</text:span></text:p>
          <text:list>
            <text:list-item>
              <text:p text:style-name="P6"><text:span text:style-name="T3">identificação do importador;</text:span></text:p>
            </text:list-item>
            <text:list-item>
              <text:p text:style-name="P6"><text:span text:style-name="T3">identificação, classificação, valor aduaneiro e origem da mercadoria;</text:span></text:p>
            </text:list-item>
            <text:list-item>
              <text:p text:style-name="P7"><text:span text:style-name="T3">RFB pode indicar outras;</text:span></text:p>
            </text:list-item>
          </text:list>
        </text:list-item>
        <text:list-item>
          <text:p text:style-name="P7"><text:span text:style-name="T3">instruída com:</text:span></text:p>
          <text:list>
            <text:list-item>
              <text:p text:style-name="P7"><text:span text:style-name="T3">conhecimento de carga original, ou documento equivalente; </text:span><text:span text:style-name="T10">[materializa o contrato de frete internacional]</text:span></text:p>
            </text:list-item>
            <text:list-item>
              <text:p text:style-name="P7"><text:span text:style-name="T3">fatura comercial original, assinada pelo exportador; </text:span><text:span text:style-name="T10">[comprova a transação comercial]</text:span></text:p>
            </text:list-item>
            <text:list-item>
              <text:p text:style-name="P7"><text:span text:style-name="T3">romaneio de carga, quando aplicável; </text:span><text:span text:style-name="T11">[RA não o exige, apenas a IN o faz]</text:span></text:p>
            </text:list-item>
            <text:list-item>
              <text:p text:style-name="P7"><text:span text:style-name="T3">outros, exigidos </text:span><text:span text:style-name="T1">exclusivamente</text:span><text:span text:style-name="T3"> em Acordos Internacionais ou legislação específica;</text:span></text:p>
            </text:list-item>
          </text:list>
        </text:list-item>
        <text:list-item>
          <text:p text:style-name="P8"><text:span text:style-name="T3">conhecimento de carga aéreo equipara-se à </text:span><text:span text:style-name="T1">fatura comercial</text:span><text:span text:style-name="T3"> </text:span><text:span text:style-name="T4">se indicar quantidade, espécie e valor das mercadorias</text:span><text:span text:style-name="T3">;</text:span></text:p>
        </text:list-item>
        <text:list-item>
          <text:p text:style-name="P9"><text:span text:style-name="T3">se autenticadas pelo exportador, fatura comercial com rasura, emenda ou ressalva poderá ser considerada válida;</text:span></text:p>
        </text:list-item>
        <text:list-item>
          <text:p text:style-name="P10"><text:span text:style-name="T3">agrupamento em uma </text:span><text:span text:style-name="T2">única DI</text:span><text:span text:style-name="T3">:</text:span></text:p>
          <text:list>
            <text:list-item>
              <text:p text:style-name="P10"><text:span text:style-name="T2">NÃO PODE</text:span><text:span text:style-name="T3"> → 1 mercadoria do exterior + 1 mercadoria já no País;</text:span></text:p>
            </text:list-item>
            <text:list-item>
              <text:p text:style-name="P10"><text:span text:style-name="T2">PODE</text:span><text:span text:style-name="T3"> → 2 mercadorias no exterior, sendo 1 p/ despacho p/ consumo e outra p/ admissão temporária ou a ser reimportada.</text:span></text:p>
            </text:list-item>
          </text:list>
        </text:list-item>
      </text:list>
      <text:p text:style-name="P11"><text:span text:style-name="T3"/></text:p>
      <text:p text:style-name="P12"><text:span text:style-name="T3">O despacho para importação deverá ser iniciado em:</text:span></text:p>
      <text:list xml:id="list3092767210" text:style-name="L3">
        <text:list-item>
          <text:p text:style-name="P13"><text:span text:style-name="T2">90 dias</text:span><text:span text:style-name="T3"> do recebimento do aviso de chegada da remessa postal;</text:span></text:p>
        </text:list-item>
        <text:list-item>
          <text:p text:style-name="P13"><text:span text:style-name="T2">90 dias da descarga</text:span><text:span text:style-name="T3"> em recinto alfandegado de zona </text:span><text:span text:style-name="T1">primária</text:span><text:span text:style-name="T3">;</text:span></text:p>
        </text:list-item>
        <text:list-item>
          <text:p text:style-name="P13"><text:span text:style-name="T2">45 dias</text:span><text:span text:style-name="T3"> após o prazo de permanência em recinto alfandegado de zona </text:span><text:span text:style-name="T1">secundária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7T20:46:26.035000000</dc:date>
    <meta:editing-duration>PT44M5S</meta:editing-duration>
    <meta:editing-cycles>11</meta:editing-cycles>
    <meta:document-statistic meta:table-count="0" meta:image-count="0" meta:object-count="0" meta:page-count="1" meta:paragraph-count="31" meta:word-count="305" meta:character-count="1884" meta:non-whitespace-character-count="1638"/>
  </office:meta>
</office:document-meta>
</file>